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A600005EDA00024FED367BDA85.wmf"/>
  <manifest:file-entry manifest:media-type="image/jpeg" manifest:full-path="Pictures/1000000000000385000002299F43122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slideWipe" smil:subtype="fromLeft" smil:direction="revers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12326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solid" draw:fill-color="#d26e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51.082cm 0cm 73.598cm 5.433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77.314cm 0cm 47.909cm 5.433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1-subtitle">
      <style:graphic-properties draw:stroke="none" draw:fill="none" draw:fill-color="#00cc99" draw:textarea-horizontal-align="right" draw:textarea-vertical-align="top" draw:auto-grow-height="true" draw:auto-grow-width="false" fo:min-height="0.2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title">
      <style:graphic-properties draw:stroke="none" draw:fill="none" draw:fill-color="#00cc99" draw:textarea-horizontal-align="left" draw:textarea-vertical-align="middle" draw:auto-grow-height="true" draw:auto-grow-width="false" fo:min-height="1.441cm" fo:min-width="0cm" fo:padding-top="0.127cm" fo:padding-bottom="0.127cm" fo:padding-left="0.254cm" fo:padding-right="0.254cm" fo:wrap-option="no-wrap" draw:shadow="hidden" draw:shadow-color="#808080"/>
    </style:style>
    <style:style style:name="pr3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4" style:family="presentation" style:parent-style-name="Title1-title">
      <style:graphic-properties draw:stroke="none" draw:fill="none" draw:fill-color="#00cc99" draw:textarea-horizontal-align="left" draw:textarea-vertical-align="middle" draw:auto-grow-height="true" draw:auto-grow-width="false" fo:min-height="1.435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klpd_25_20sjabloon.ppt-title">
      <style:graphic-properties draw:stroke="none" draw:fill="none" draw:fill-color="#00cc99" draw:textarea-horizontal-align="left" draw:textarea-vertical-align="middle" draw:auto-grow-height="true" draw:auto-grow-width="false" fo:min-height="1.646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klpd_25_20sjabloon.ppt-outline1">
      <style:graphic-properties draw:stroke="none" draw:fill="none" draw:fill-color="#00cc99" draw:textarea-horizontal-align="left" draw:textarea-vertical-align="top" draw:auto-grow-height="true" draw:auto-grow-width="false" fo:min-height="10.748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klpd_25_20sjabloon.ppt-notes">
      <style:graphic-properties draw:stroke="none" draw:fill="none" draw:fill-color="#bbe0e3" draw:auto-grow-height="true" fo:min-height="11.432cm" draw:shadow="hidden" draw:shadow-color="#808080"/>
    </style:style>
    <style:style style:name="pr8" style:family="presentation" style:parent-style-name="klpd_25_20sjabloon.ppt-title">
      <style:graphic-properties draw:fill-color="#ffffff" draw:auto-grow-height="true" fo:min-height="1.907cm"/>
    </style:style>
    <style:style style:name="pr9" style:family="presentation" style:parent-style-name="klpd_25_20sjabloon.ppt-outline1">
      <style:graphic-properties draw:fill-color="#ffffff" draw:auto-grow-height="true" fo:min-height="11.009cm"/>
    </style:style>
    <style:style style:name="pr10" style:family="presentation" style:parent-style-name="klpd_25_20sjabloon.ppt-notes">
      <style:graphic-properties draw:fill-color="#ffffff" fo:min-height="11.181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.123cm" fo:margin-bottom="0cm" text:enable-numbering="false" fo:text-indent="0cm"/>
    </style:style>
    <style:style style:name="P3" style:family="paragraph">
      <style:paragraph-properties fo:margin-left="0cm" fo:margin-right="0cm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542cm" fo:margin-right="0cm" fo:margin-top="0.185cm" fo:margin-bottom="0cm" text:enable-numbering="true" fo:text-indent="-0.542cm"/>
    </style:style>
    <style:style style:name="P8" style:family="paragraph">
      <style:paragraph-properties fo:margin-left="1.852cm" fo:margin-right="0cm" text:enable-numbering="true" fo:text-indent="-0.371cm"/>
    </style:style>
    <style:style style:name="P9" style:family="paragraph">
      <style:paragraph-properties fo:margin-left="0.542cm" fo:margin-right="0cm" text:enable-numbering="true" fo:text-indent="-0.542cm"/>
    </style:style>
    <style:style style:name="P10" style:family="paragraph">
      <style:paragraph-properties fo:margin-left="0.542cm" fo:margin-right="0cm" fo:text-indent="-0.542cm" style:writing-mode="lr-tb"/>
    </style:style>
    <style:style style:name="P11" style:family="paragraph">
      <style:paragraph-properties fo:margin-left="0.542cm" fo:margin-right="0cm" fo:text-indent="-0.542cm"/>
    </style:style>
    <style:style style:name="P12" style:family="paragraph">
      <style:paragraph-properties fo:margin-left="1.852cm" fo:margin-right="0cm" fo:text-indent="-0.371cm"/>
    </style:style>
    <style:style style:name="P13" style:family="paragraph">
      <style:paragraph-properties fo:margin-left="3.166cm" fo:margin-right="0cm" fo:text-indent="-0.516cm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color="#123260" fo:language="en" fo:country="US"/>
    </style:style>
    <style:style style:name="T3" style:family="text">
      <style:text-properties fo:language="en" fo:country="US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481cm"/>
        <style:text-properties fo:font-family="Times" style:font-family-generic="roman" style:font-pitch="variable" fo:color="#123260" fo:font-size="75%"/>
      </text:list-level-style-bullet>
      <text:list-level-style-bullet text:level="3" text:bullet-char="o">
        <style:list-level-properties text:space-before="2.65cm"/>
        <style:text-properties fo:font-family="Arial" style:font-family-generic="swiss" style:font-pitch="variable" fo:color="#123260" fo:font-size="50%"/>
      </text:list-level-style-bullet>
      <text:list-level-style-bullet text:level="4" text:bullet-char="–">
        <style:list-level-properties text:space-before="3.968cm"/>
        <style:text-properties fo:font-family="Arial" style:font-family-generic="swiss" style:font-pitch="variable" fo:color="#123260" fo:font-size="100%"/>
      </text:list-level-style-bullet>
      <text:list-level-style-bullet text:level="5" text:bullet-char="»">
        <style:list-level-properties text:space-before="5.132cm"/>
        <style:text-properties fo:font-family="Arial" style:font-family-generic="swiss" style:font-pitch="variable" fo:color="#123260" fo:font-size="100%"/>
      </text:list-level-style-bullet>
      <text:list-level-style-bullet text:level="6" text:bullet-char="»">
        <style:list-level-properties text:space-before="5.132cm"/>
        <style:text-properties fo:font-family="Arial" style:font-family-generic="swiss" style:font-pitch="variable" fo:color="#123260" fo:font-size="100%"/>
      </text:list-level-style-bullet>
      <text:list-level-style-bullet text:level="7" text:bullet-char="»">
        <style:list-level-properties text:space-before="5.132cm"/>
        <style:text-properties fo:font-family="Arial" style:font-family-generic="swiss" style:font-pitch="variable" fo:color="#123260" fo:font-size="100%"/>
      </text:list-level-style-bullet>
      <text:list-level-style-bullet text:level="8" text:bullet-char="»">
        <style:list-level-properties text:space-before="5.132cm"/>
        <style:text-properties fo:font-family="Arial" style:font-family-generic="swiss" style:font-pitch="variable" fo:color="#123260" fo:font-size="100%"/>
      </text:list-level-style-bullet>
      <text:list-level-style-bullet text:level="9" text:bullet-char="»">
        <style:list-level-properties text:space-before="5.132cm"/>
        <style:text-properties fo:font-family="Arial" style:font-family-generic="swiss" style:font-pitch="variable" fo:color="#12326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12326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42cm"/>
        <style:text-properties fo:font-family="Arial" style:font-family-generic="swiss" style:font-pitch="variable" fo:color="#123260" fo:font-size="100%"/>
      </text:list-level-style-bullet>
      <text:list-level-style-bullet text:level="2" text:bullet-char="•">
        <style:list-level-properties text:space-before="1.481cm" text:min-label-width="0.371cm"/>
        <style:text-properties fo:font-family="Times" style:font-family-generic="roman" style:font-pitch="variable" fo:color="#123260" fo:font-size="75%"/>
      </text:list-level-style-bullet>
      <text:list-level-style-bullet text:level="3" text:bullet-char="o">
        <style:list-level-properties text:space-before="2.65cm" text:min-label-width="0.516cm"/>
        <style:text-properties fo:font-family="Arial" style:font-family-generic="swiss" style:font-pitch="variable" fo:color="#123260" fo:font-size="50%"/>
      </text:list-level-style-bullet>
      <text:list-level-style-bullet text:level="4" text:bullet-char="–">
        <style:list-level-properties text:space-before="3.968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5" text:bullet-char="»">
        <style:list-level-properties text:space-before="5.132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6" text:bullet-char="»">
        <style:list-level-properties text:space-before="5.132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7" text:bullet-char="»">
        <style:list-level-properties text:space-before="5.132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8" text:bullet-char="»">
        <style:list-level-properties text:space-before="5.132cm" text:min-label-width="0.635cm"/>
        <style:text-properties fo:font-family="Arial" style:font-family-generic="swiss" style:font-pitch="variable" fo:color="#12326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custom-shape draw:style-name="gr1" draw:text-style-name="P1" draw:layer="layout" svg:width="25.4cm" svg:height="8cm" svg:x="0cm" svg:y="2.125cm">
          <text:p text:style-name="P6"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2.648cm" svg:height="0.816cm" svg:x="2.117cm" svg:y="11.006cm" presentation:class="subtitle" presentation:user-transformed="true">
          <draw:text-box>
            <text:p text:style-name="P2"><text:span text:style-name="T1">KLPD (- evt Dienst invullen)</text:span></text:p>
          </draw:text-box>
        </draw:frame>
        <draw:custom-shape draw:style-name="gr2" draw:text-style-name="P1" draw:layer="layout" svg:width="25.4cm" svg:height="0.212cm" svg:x="0cm" svg:y="10.111cm">
          <text:p text:style-name="P6"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7.342cm" svg:height="10.46cm" svg:x="0cm" svg:y="2.028cm">
          <draw:image xlink:href="Pictures/200002A600005EDA00024FED367BDA85.wmf" xlink:type="simple" xlink:show="embed" xlink:actuate="onLoad">
            <text:p text:style-name="P6"/>
          </draw:image>
        </draw:frame>
        <draw:frame presentation:style-name="pr2" draw:text-style-name="P3" draw:layer="layout" svg:width="20.545cm" svg:height="1.695cm" svg:x="2.116cm" svg:y="12.488cm" presentation:class="title" presentation:user-transformed="true">
          <draw:text-box>
            <text:p text:style-name="P5"><text:span text:style-name="T2">Different modules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1" draw:master-page-name="Title1" presentation:presentation-page-layout-name="AL1T0">
        <draw:custom-shape draw:style-name="gr1" draw:text-style-name="P1" draw:layer="layout" svg:width="25.4cm" svg:height="8cm" svg:x="0cm" svg:y="2.125cm">
          <text:p text:style-name="P6"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0.757cm" svg:height="1.695cm" svg:x="2.102cm" svg:y="12.488cm" presentation:class="title" presentation:user-transformed="true">
          <draw:text-box>
            <text:p text:style-name="P5"><text:span text:style-name="T2">Vul hier de titel van de presentatie in</text:span></text:p>
          </draw:text-box>
        </draw:frame>
        <draw:frame presentation:style-name="pr1" draw:text-style-name="P3" draw:layer="layout" svg:width="22.648cm" svg:height="0.816cm" svg:x="2.117cm" svg:y="11.006cm" presentation:class="subtitle" presentation:user-transformed="true">
          <draw:text-box>
            <text:p text:style-name="P2"><text:span text:style-name="T1">KLPD (- evt Dienst invullen)</text:span></text:p>
          </draw:text-box>
        </draw:frame>
        <draw:custom-shape draw:style-name="gr2" draw:text-style-name="P1" draw:layer="layout" svg:width="25.4cm" svg:height="0.212cm" svg:x="0cm" svg:y="10.111cm">
          <text:p text:style-name="P6"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.342cm" svg:height="10.248cm" svg:x="0cm" svg:y="1.998cm">
          <draw:image xlink:href="Pictures/200002A600005EDA00024FED367BDA85.wmf" xlink:type="simple" xlink:show="embed" xlink:actuate="onLoad">
            <text:p text:style-name="P6"/>
          </draw:image>
        </draw:frame>
        <presentation:notes draw:style-name="dp2">
          <draw:page-thumbnail draw:layer="layout" svg:width="12.7cm" svg:height="9.525cm" svg:x="3.175cm" svg:y="1.905cm" draw:page-number="2"/>
          <draw:frame presentation:style-name="pr3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klpd_25_20sjabloon.ppt" presentation:presentation-page-layout-name="AL2T1">
        <draw:frame presentation:style-name="pr5" draw:text-style-name="P3" draw:layer="layout" svg:width="20.836cm" svg:height="1.906cm" svg:x="2.024cm" svg:y="0.793cm" presentation:class="title" presentation:user-transformed="true">
          <draw:text-box>
            <text:p text:style-name="P5"><text:span text:style-name="T3">Different kind of modules.</text:span></text:p>
          </draw:text-box>
        </draw:frame>
        <draw:frame presentation:style-name="pr6" draw:text-style-name="P10" draw:layer="layout" svg:width="20.796cm" svg:height="11.008cm" svg:x="2.064cm" svg:y="2.962cm" presentation:class="outline" presentation:user-transformed="true">
          <draw:text-box>
            <text:list text:style-name="L3">
              <text:list-item>
                <text:p text:style-name="P7"><text:span text:style-name="T3">Extractors 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add metadata to evidenc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Dissectors</text:span></text:p>
              </text:list-item>
            </text:list>
            <text:list text:style-name="L3">
              <text:list-item>
                <text:list>
                  <text:list-item>
                    <text:p text:style-name="P8"><text:span text:style-name="T3">derives new evidence from another evid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3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3">Special</text:span></text:p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3"/>
          <draw:frame presentation:style-name="pr7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5" draw:master-page-name="klpd_25_20sjabloon.ppt" presentation:presentation-page-layout-name="AL2T1">
        <draw:frame presentation:style-name="pr8" draw:text-style-name="P6" draw:layer="layout" svg:width="20.743cm" svg:height="1.907cm" svg:x="2.116cm" svg:y="0.753cm" presentation:class="title">
          <draw:text-box>
            <text:p text:style-name="P6">Dissectors</text:p>
          </draw:text-box>
        </draw:frame>
        <draw:frame presentation:style-name="pr9" draw:text-style-name="P11" draw:layer="layout" svg:width="20.796cm" svg:height="11.009cm" svg:x="2.064cm" svg:y="2.962cm" presentation:class="outline">
          <draw:text-box>
            <text:list text:style-name="L3">
              <text:list-item>
                <text:p text:style-name="P11">wrappers around linux commands</text:p>
              </text:list-item>
            </text:list>
            <text:list text:style-name="L3">
              <text:list-item>
                <text:list>
                  <text:list-item>
                    <text:p text:style-name="P12">tar gzip zip, antiword, pdftotext, string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if erorr is suspected check linux command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/>
                  </text:list-item>
                </text:list>
              </text:list-item>
            </text:list>
            <text:list text:style-name="L3">
              <text:list-item>
                <text:p text:style-name="P11"><text:s/>wrappers around perl scripts</text:p>
              </text:list-item>
            </text:list>
            <text:list text:style-name="L3">
              <text:list-item>
                <text:list>
                  <text:list-item>
                    <text:p text:style-name="P12">mailwash, mailspl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if error is suspected check perl script!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mailwash -&gt; dissectmail2.p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mailsplit -&gt;mailsplit.p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>sleuthkit-&gt;skexport.p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3"/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windows proxies</text:p>
              </text:list-item>
            </text:list>
            <text:list text:style-name="L3">
              <text:list-item>
                <text:list>
                  <text:list-item>
                    <text:p text:style-name="P12">use fileio to communicate with their washbrush counterpar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configured in $OCFAROOT/etc/w32modu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if <text:s/>error, check connection and washbrushmodule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2.7cm" svg:height="9.526cm" svg:x="3.175cm" svg:y="1.904cm" draw:page-number="4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5" draw:style-name="dp5" draw:master-page-name="klpd_25_20sjabloon.ppt" presentation:presentation-page-layout-name="AL2T1">
        <draw:frame presentation:style-name="pr8" draw:text-style-name="P6" draw:layer="layout" svg:width="20.743cm" svg:height="1.907cm" svg:x="2.116cm" svg:y="0.753cm" presentation:class="title">
          <draw:text-box>
            <text:p text:style-name="P6">Extractors</text:p>
          </draw:text-box>
        </draw:frame>
        <draw:frame presentation:style-name="pr9" draw:text-style-name="P11" draw:layer="layout" svg:width="20.796cm" svg:height="11.009cm" svg:x="2.064cm" svg:y="2.962cm" presentation:class="outline">
          <draw:text-box>
            <text:list text:style-name="L3">
              <text:list-item>
                <text:p text:style-name="P11">pgp pkr wrappers around linux libraries.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1">jFile</text:p>
              </text:list-item>
            </text:list>
            <text:list text:style-name="L3">
              <text:list-item>
                <text:list>
                  <text:list-item>
                    <text:p text:style-name="P12">uses etc/magic as magic file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magic is <text:span text:style-name="T4">not</text:span> perfect, causes lots of routing issues</text:p>
                  </text:list-item>
                </text:list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1">luceneindexer</text:p>
              </text:list-item>
            </text:list>
            <text:list text:style-name="L3">
              <text:list-item>
                <text:list>
                  <text:list-item>
                    <text:p text:style-name="P12">indexes in index.indexdi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close before querying user interface</text:p>
                  </text:list-item>
                </text:list>
              </text:list-item>
            </text:list>
            <text:list text:style-name="L3">
              <text:list-item>
                <text:p text:style-name="P11"/>
              </text:list-item>
            </text:list>
          </draw:text-box>
        </draw:frame>
        <presentation:notes draw:style-name="dp4">
          <draw:page-thumbnail draw:style-name="gr5" draw:layer="layout" svg:width="12.7cm" svg:height="9.526cm" svg:x="3.175cm" svg:y="1.904cm" draw:page-number="5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  <draw:page draw:name="page6" draw:style-name="dp5" draw:master-page-name="klpd_25_20sjabloon.ppt" presentation:presentation-page-layout-name="AL2T1">
        <draw:frame presentation:style-name="pr8" draw:text-style-name="P6" draw:layer="layout" svg:width="20.743cm" svg:height="1.907cm" svg:x="2.116cm" svg:y="0.753cm" presentation:class="title">
          <draw:text-box>
            <text:p text:style-name="P6">Special</text:p>
          </draw:text-box>
        </draw:frame>
        <draw:frame presentation:style-name="pr9" draw:text-style-name="P11" draw:layer="layout" svg:width="20.796cm" svg:height="11.009cm" svg:x="2.064cm" svg:y="2.962cm" presentation:class="outline">
          <draw:text-box>
            <text:list text:style-name="L3">
              <text:list-item>
                <text:p text:style-name="P11">Digest</text:p>
              </text:list-item>
            </text:list>
            <text:list text:style-name="L3">
              <text:list-item>
                <text:list>
                  <text:list-item>
                    <text:p text:style-name="P12">uses /var/ocfa/&lt;case&gt;/ to store berkeley db of hash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uses $OCFAROOT/static/hashsets as database for NIST &amp; KP<text:line-break/><text:line-break/><text:line-break/></text:p>
                  </text:list-item>
                </text:list>
              </text:list-item>
            </text:list>
            <text:list text:style-name="L3">
              <text:list-item>
                <text:p text:style-name="P11">Dsm</text:p>
              </text:list-item>
            </text:list>
            <text:list text:style-name="L3">
              <text:list-item>
                <text:list>
                  <text:list-item>
                    <text:p text:style-name="P12">stores general data about an evidence in a t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creates tables for specified set of metadata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specification in $OCFAROOT/etc/dsm.conf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5" draw:layer="layout" svg:width="12.7cm" svg:height="9.526cm" svg:x="3.175cm" svg:y="1.904cm" draw:page-number="6" presentation:class="page"/>
          <draw:frame presentation:style-name="pr10" draw:layer="layout" svg:width="13.97cm" svg:height="11.181cm" svg:x="2.54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lbany AMT'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klpd_25_20sjabloon.ppt-title" style:display-name="klpd%20sjabloon.pp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klpd_25_20sjabloon.ppt-subtitle" style:display-name="klpd%20sjabloon.pp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481cm"/>
            <style:text-properties fo:font-family="Times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5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8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end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klpd_25_20sjabloon.ppt-background" style:display-name="klpd%20sjabloon.pp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klpd_25_20sjabloon.ppt-backgroundobjects" style:display-name="klpd%20sjabloon.pp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'Times New Roman'" style:font-family-generic="roman" style:font-pitch="variable" fo:color="#080001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80001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80001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80001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001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klpd_25_20sjabloon.ppt-notes" style:display-name="klpd%20sjabloon.pp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klpd_25_20sjabloon.ppt-outline1" style:display-name="klpd%20sjabloon.pp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542cm"/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•">
            <style:list-level-properties text:space-before="1.481cm" text:min-label-width="0.371cm"/>
            <style:text-properties fo:font-family="Times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5cm" text:min-label-width="0.516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42cm" fo:margin-right="0cm" fo:margin-top="0.185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Albany AMT'" style:font-pitch-asian="variable" style:font-size-asian="21pt" style:font-style-asian="normal" style:font-weight-asian="normal" style:font-family-complex="Lucidasans" style:font-pitch-complex="variable" style:font-size-complex="21pt" style:font-style-complex="normal" style:font-weight-complex="normal" style:text-emphasize="none" style:font-relief="none"/>
    </style:style>
    <style:style style:name="klpd_25_20sjabloon.ppt-outline2" style:display-name="klpd%20sjabloon.ppt-outline2" style:family="presentation" style:parent-style-name="klpd_25_20sjabloon.ppt-outline1">
      <style:paragraph-properties fo:margin-left="1.852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0.687cm"/>
          <style:tab-stop style:position="3.227cm"/>
          <style:tab-stop style:position="5.767cm"/>
          <style:tab-stop style:position="8.307cm"/>
          <style:tab-stop style:position="10.847cm"/>
          <style:tab-stop style:position="13.387cm"/>
          <style:tab-stop style:position="15.927cm"/>
          <style:tab-stop style:position="18.467cm"/>
          <style:tab-stop style:position="21.007cm"/>
          <style:tab-stop style:position="23.547cm"/>
          <style:tab-stop style:position="26.087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3" style:display-name="klpd%20sjabloon.ppt-outline3" style:family="presentation" style:parent-style-name="klpd_25_20sjabloon.ppt-outline2">
      <style:paragraph-properties fo:margin-left="3.166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4" style:display-name="klpd%20sjabloon.ppt-outline4" style:family="presentation" style:parent-style-name="klpd_25_20sjabloon.ppt-outline3">
      <style:paragraph-properties fo:margin-left="4.603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5" style:display-name="klpd%20sjabloon.ppt-outline5" style:family="presentation" style:parent-style-name="klpd_25_20sjabloon.ppt-outline4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6" style:display-name="klpd%20sjabloon.ppt-outline6" style:family="presentation" style:parent-style-name="klpd_25_20sjabloon.ppt-outline5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7" style:display-name="klpd%20sjabloon.ppt-outline7" style:family="presentation" style:parent-style-name="klpd_25_20sjabloon.ppt-outline6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8" style:display-name="klpd%20sjabloon.ppt-outline8" style:family="presentation" style:parent-style-name="klpd_25_20sjabloon.ppt-outline7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klpd_25_20sjabloon.ppt-outline9" style:display-name="klpd%20sjabloon.ppt-outline9" style:family="presentation" style:parent-style-name="klpd_25_20sjabloon.ppt-outline8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481cm"/>
            <style:text-properties fo:font-family="Times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5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8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»">
            <style:list-level-properties text:space-before="5.132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end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65726b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65726b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65726b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65726b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65726b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65726b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65726b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65726b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65726b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65726b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5726b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>
          <text:list-level-style-bullet text:level="1" text:bullet-char="•">
            <style:list-level-properties text:min-label-width="0.542cm"/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•">
            <style:list-level-properties text:space-before="1.481cm" text:min-label-width="0.371cm"/>
            <style:text-properties fo:font-family="Times" style:font-family-generic="roman" style:font-pitch="variable" fo:color="#123260" fo:font-size="75%"/>
          </text:list-level-style-bullet>
          <text:list-level-style-bullet text:level="3" text:bullet-char="o">
            <style:list-level-properties text:space-before="2.65cm" text:min-label-width="0.516cm"/>
            <style:text-properties fo:font-family="Arial" style:font-family-generic="swiss" style:font-pitch="variable" fo:color="#123260" fo:font-size="50%"/>
          </text:list-level-style-bullet>
          <text:list-level-style-bullet text:level="4" text:bullet-char="–">
            <style:list-level-properties text:space-before="3.96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132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42cm" fo:margin-right="0cm" fo:margin-top="0.185cm" fo:margin-bottom="0cm" fo:line-height="100%" fo:text-align="start" text:enable-numbering="true" fo:text-indent="0cm" style:punctuation-wrap="hanging" style:line-break="strict">
        <style:tab-stops>
          <style:tab-stop style:position="1.997cm"/>
          <style:tab-stop style:position="4.537cm"/>
          <style:tab-stop style:position="7.077cm"/>
          <style:tab-stop style:position="9.617cm"/>
          <style:tab-stop style:position="12.157cm"/>
          <style:tab-stop style:position="14.697cm"/>
          <style:tab-stop style:position="17.237cm"/>
          <style:tab-stop style:position="19.777cm"/>
          <style:tab-stop style:position="22.317cm"/>
          <style:tab-stop style:position="24.857cm"/>
          <style:tab-stop style:position="27.397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Albany AMT'" style:font-pitch-asian="variable" style:font-size-asian="21pt" style:font-style-asian="normal" style:font-weight-asian="normal" style:font-family-complex="Lucidasans" style:font-pitch-complex="variable" style:font-size-complex="21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0.687cm"/>
          <style:tab-stop style:position="3.227cm"/>
          <style:tab-stop style:position="5.767cm"/>
          <style:tab-stop style:position="8.307cm"/>
          <style:tab-stop style:position="10.847cm"/>
          <style:tab-stop style:position="13.387cm"/>
          <style:tab-stop style:position="15.927cm"/>
          <style:tab-stop style:position="18.467cm"/>
          <style:tab-stop style:position="21.007cm"/>
          <style:tab-stop style:position="23.547cm"/>
          <style:tab-stop style:position="26.087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3" style:family="presentation" style:parent-style-name="Title1-outline2">
      <style:paragraph-properties fo:margin-left="3.166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913cm"/>
          <style:tab-stop style:position="4.453cm"/>
          <style:tab-stop style:position="6.993cm"/>
          <style:tab-stop style:position="9.533cm"/>
          <style:tab-stop style:position="12.073cm"/>
          <style:tab-stop style:position="14.613cm"/>
          <style:tab-stop style:position="17.153cm"/>
          <style:tab-stop style:position="19.693cm"/>
          <style:tab-stop style:position="22.233cm"/>
          <style:tab-stop style:position="24.773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4" style:family="presentation" style:parent-style-name="Title1-outline3">
      <style:paragraph-properties fo:margin-left="4.603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5" style:family="presentation" style:parent-style-name="Title1-outline4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6" style:family="presentation" style:parent-style-name="Title1-outline5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7" style:family="presentation" style:parent-style-name="Title1-outline6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8" style:family="presentation" style:parent-style-name="Title1-outline7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1-outline9" style:family="presentation" style:parent-style-name="Title1-outline8">
      <style:paragraph-properties fo:margin-left="5.767cm" fo:margin-right="0cm" fo:margin-top="0.141cm" fo:margin-bottom="0cm" fo:line-height="85%" fo:text-align="start" text:enable-numbering="true" fo:text-indent="0cm" style:punctuation-wrap="hanging" style:line-break="strict">
        <style:tab-stops>
          <style:tab-stop style:position="1.852cm"/>
          <style:tab-stop style:position="4.392cm"/>
          <style:tab-stop style:position="6.932cm"/>
          <style:tab-stop style:position="9.472cm"/>
          <style:tab-stop style:position="12.012cm"/>
          <style:tab-stop style:position="14.552cm"/>
          <style:tab-stop style:position="17.092cm"/>
          <style:tab-stop style:position="19.632cm"/>
          <style:tab-stop style:position="22.172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lbany AMT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12326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2326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123260" fo:font-size="100%"/>
          </text:list-level-style-bullet>
        </text:list-style>
      </style:graphic-properties>
      <style:paragraph-properties fo:margin-left="0cm" fo:margin-right="0cm" fo:margin-top="0.185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Albany AMT'" style:font-pitch-asian="variable" style:font-size-asian="21pt" style:font-style-asian="normal" style:font-weight-asian="normal" style:font-family-complex="Lucidasans" style:font-pitch-complex="variable" style:font-size-complex="21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</style:style>
    <style:style style:name="Title2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80001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80001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80001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80001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80001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80001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lbany AMT'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12326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12326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12326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85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23260" style:text-outline="false" style:text-line-through-style="none" style:text-position="0% 100%" fo:font-family="Arial" style:font-family-generic="swiss" style:font-pitch="variable" fo:font-size="21pt" fo:font-style="normal" fo:text-shadow="none" style:text-underline-style="none" fo:font-weight="normal" style:font-family-asian="'Albany AMT'" style:font-pitch-asian="variable" style:font-size-asian="21pt" style:font-style-asian="normal" style:font-weight-asian="normal" style:font-family-complex="Lucidasans" style:font-pitch-complex="variable" style:font-size-complex="21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2.063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2326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2cm 0cm 0cm 0cm)" draw:image-opacity="100%" style:mirror="none"/>
    </style:style>
    <style:style style:name="gr4" style:family="graphic" style:parent-style-name="standard">
      <style:graphic-properties draw:stroke="none" draw:fill="none" draw:fill-color="#00cc99" draw:textarea-horizontal-align="left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8c002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solid" draw:fill-color="#d26e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klpd_25_20sjabloon.pp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klpd_25_20sjabloon.pp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klpd_25_20sjabloon.pp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klpd_25_20sjabloon.pp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itle1-backgroundobjects" style:list-style-name="L3">
      <style:graphic-properties draw:stroke="none" draw:fill="none" draw:fill-color="#00cc99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3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0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1" style:family="presentation" style:parent-style-name="Title2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2" style:family="presentation" style:parent-style-name="Title2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3" style:family="presentation" style:parent-style-name="Title2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14" style:family="presentation" style:parent-style-name="Title2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 style:writing-mode="lr-tb"/>
    </style:style>
    <style:style style:name="P8" style:family="paragraph">
      <style:paragraph-properties fo:margin-left="0cm" fo:margin-right="0cm" fo:line-height="100%" text:enable-numbering="false" fo:text-indent="0cm" style:writing-mode="lr-tb"/>
    </style:style>
    <style:style style:name="P9" style:family="paragraph">
      <style:paragraph-properties fo:margin-left="0cm" fo:margin-right="0cm" fo:line-height="100%" fo:text-align="center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2pt" fo:language="en" fo:country="US" fo:font-weight="bold" style:font-size-asian="12pt" style:font-size-complex="12pt"/>
    </style:style>
    <style:style style:name="T3" style:family="text">
      <style:text-properties fo:font-family="Verdana" style:font-family-generic="swiss" style:font-pitch="variable" fo:font-size="9pt" fo:language="en" fo:country="US" fo:font-weight="bold" style:font-size-asian="9pt" style:font-size-complex="9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80001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80001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80001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80001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80001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80001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80001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80001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80001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80001" fo:font-size="100%"/>
      </text:list-level-style-bullet>
    </text:list-style>
    <text:list-style style:name="L3">
      <text:list-level-style-bullet text:level="1" text:bullet-char="•"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6</text:page-number></text:span></text:p>
        </draw:text-box>
      </draw:frame>
    </style:handout-master>
    <style:master-page style:name="klpd_25_20sjabloon.ppt" style:display-name="klpd%20sjabloon.ppt" style:page-layout-name="PM1" draw:style-name="dp1">
      <draw:frame draw:style-name="gr3" draw:text-style-name="P3" draw:layer="backgroundobjects" svg:width="5.504cm" svg:height="1.936cm" svg:x="18.838cm" svg:y="16.36cm">
        <draw:image xlink:href="Pictures/1000000000000385000002299F43122C.jpg" xlink:type="simple" xlink:show="embed" xlink:actuate="onLoad">
          <text:p/>
        </draw:image>
      </draw:frame>
      <draw:frame presentation:style-name="klpd_25_20sjabloon.ppt-title" draw:layer="backgroundobjects" svg:width="20.743cm" svg:height="1.906cm" svg:x="2.116cm" svg:y="0.753cm" presentation:class="title" presentation:placeholder="true">
        <draw:text-box/>
      </draw:frame>
      <draw:frame presentation:style-name="klpd_25_20sjabloon.ppt-outline1" draw:layer="backgroundobjects" svg:width="20.796cm" svg:height="11.008cm" svg:x="2.064cm" svg:y="2.962cm" presentation:class="outline" presentation:placeholder="true">
        <draw:text-box/>
      </draw:frame>
      <draw:custom-shape draw:style-name="gr4" draw:text-style-name="P4" draw:layer="backgroundobjects" svg:width="8.466cm" svg:height="1.27cm" svg:x="7.832cm" svg:y="0cm">
        <text:p/>
        <draw:enhanced-geometry svg:viewBox="0 0 21600 21600" draw:type="mso-spt202" draw:enhanced-path="M 0 0 L 21600 0 21600 21600 0 21600 0 0 Z N"/>
      </draw:custom-shape>
      <draw:custom-shape draw:style-name="gr5" draw:text-style-name="P4" draw:layer="backgroundobjects" svg:width="25.4cm" svg:height="1.27cm" svg:x="0cm" svg:y="14.645cm">
        <text:p/>
        <draw:enhanced-geometry svg:viewBox="0 0 21600 21600" draw:type="rectangle" draw:enhanced-path="M 0 0 L 21600 0 21600 21600 0 21600 0 0 Z N"/>
      </draw:custom-shape>
      <draw:custom-shape draw:style-name="gr6" draw:text-style-name="P4" draw:layer="backgroundobjects" svg:width="25.4cm" svg:height="0.211cm" svg:x="0cm" svg:y="14.64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gr7" draw:text-style-name="P5" draw:layer="backgroundobjects" svg:width="19.05cm" svg:height="25.4cm" svg:x="0cm" svg:y="0cm">
          <text:p/>
        </draw:rect>
        <draw:frame presentation:style-name="pr1" draw:text-style-name="P6" draw:layer="backgroundobjects" svg:width="8.255cm" svg:height="1.271cm" svg:x="-0.001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2" draw:text-style-name="P7" draw:layer="backgroundobjects" svg:width="8.255cm" svg:height="1.271cm" svg:x="10.794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klpd_25_20sjabloon.ppt-title" draw:layer="backgroundobjects" svg:width="12.7cm" svg:height="9.526cm" svg:x="3.175cm" svg:y="1.904cm" presentation:class="page"/>
        <draw:frame presentation:style-name="klpd_25_20sjabloon.ppt-notes" draw:layer="backgroundobjects" svg:width="13.97cm" svg:height="11.431cm" svg:x="2.54cm" svg:y="12.065cm" presentation:class="notes" presentation:placeholder="true">
          <draw:text-box/>
        </draw:frame>
        <draw:frame presentation:style-name="pr3" draw:text-style-name="P6" draw:layer="backgroundobjects" svg:width="8.255cm" svg:height="1.271cm" svg:x="-0.001cm" svg:y="24.129cm" presentation:class="footer">
          <draw:text-box>
            <text:p text:style-name="P6"><text:span text:style-name="T2"><presentation:footer/></text:span></text:p>
          </draw:text-box>
        </draw:frame>
        <draw:frame presentation:style-name="pr4" draw:text-style-name="P7" draw:layer="backgroundobjects" svg:width="8.255cm" svg:height="1.271cm" svg:x="10.794cm" svg:y="24.129cm" presentation:class="page-number">
          <draw:text-box>
            <text:p text:style-name="P7"><text:span text:style-name="T2"><text:page-number>6</text:page-number></text:span></text:p>
          </draw:text-box>
        </draw:frame>
      </presentation:notes>
    </style:master-page>
    <style:master-page style:name="Title1" style:page-layout-name="PM1" draw:style-name="dp1">
      <draw:custom-shape draw:style-name="gr5" draw:text-style-name="P4" draw:layer="backgroundobjects" svg:width="25.4cm" svg:height="2.117cm" svg:x="0cm" svg:y="10.16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0.757cm" svg:height="1.695cm" svg:x="2.102cm" svg:y="12.488cm" presentation:class="title" presentation:placeholder="true">
        <draw:text-box/>
      </draw:frame>
      <draw:frame presentation:style-name="pr5" draw:text-style-name="P8" draw:layer="backgroundobjects" svg:width="5.292cm" svg:height="1.271cm" svg:x="1.905cm" svg:y="17.25cm" presentation:class="date-time">
        <draw:text-box>
          <text:p text:style-name="P8"><text:span text:style-name="T3"><presentation:date-time/></text:span></text:p>
        </draw:text-box>
      </draw:frame>
      <draw:frame presentation:style-name="pr6" draw:text-style-name="P9" draw:layer="backgroundobjects" svg:width="8.044cm" svg:height="1.271cm" svg:x="8.678cm" svg:y="17.25cm" presentation:class="footer">
        <draw:text-box>
          <text:p text:style-name="P9"><text:span text:style-name="T3"><presentation:footer/></text:span></text:p>
        </draw:text-box>
      </draw:frame>
      <draw:frame draw:style-name="gr3" draw:text-style-name="P3" draw:layer="backgroundobjects" svg:width="8.044cm" svg:height="2.827cm" svg:x="16.298cm" svg:y="15.509cm">
        <draw:image xlink:href="Pictures/1000000000000385000002299F43122C.jpg" xlink:type="simple" xlink:show="embed" xlink:actuate="onLoad">
          <text:p/>
        </draw:image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rect draw:style-name="gr7" draw:text-style-name="P5" draw:layer="backgroundobjects" svg:width="19.05cm" svg:height="25.4cm" svg:x="0cm" svg:y="0cm">
          <text:p/>
        </draw:rect>
        <draw:frame presentation:style-name="pr7" draw:text-style-name="P6" draw:layer="backgroundobjects" svg:width="8.255cm" svg:height="1.271cm" svg:x="-0.001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8" draw:text-style-name="P7" draw:layer="backgroundobjects" svg:width="8.255cm" svg:height="1.271cm" svg:x="10.794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3.97cm" svg:height="11.431cm" svg:x="2.54cm" svg:y="12.065cm" presentation:class="notes" presentation:placeholder="true">
          <draw:text-box/>
        </draw:frame>
        <draw:frame presentation:style-name="pr9" draw:text-style-name="P6" draw:layer="backgroundobjects" svg:width="8.255cm" svg:height="1.271cm" svg:x="-0.001cm" svg:y="24.129cm" presentation:class="footer">
          <draw:text-box>
            <text:p text:style-name="P6"><text:span text:style-name="T2"><presentation:footer/></text:span></text:p>
          </draw:text-box>
        </draw:frame>
        <draw:frame presentation:style-name="pr10" draw:text-style-name="P7" draw:layer="backgroundobjects" svg:width="8.255cm" svg:height="1.271cm" svg:x="10.794cm" svg:y="24.129cm" presentation:class="page-number">
          <draw:text-box>
            <text:p text:style-name="P7"><text:span text:style-name="T2"><text:page-number>6</text:page-number></text:span></text:p>
          </draw:text-box>
        </draw:frame>
      </presentation:notes>
    </style:master-page>
    <style:master-page style:name="Title2" style:page-layout-name="PM1" draw:style-name="dp1">
      <draw:frame presentation:style-name="Title2-title" draw:layer="backgroundobjects" svg:width="22.86cm" svg:height="3.176cm" svg:x="1.27cm" svg:y="0.762cm" presentation:class="title" presentation:placeholder="true">
        <draw:text-box/>
      </draw:frame>
      <draw:frame presentation:style-name="Title2-outline1" draw:layer="backgroundobjects" svg:width="22.86cm" svg:height="12.573cm" svg:x="1.27cm" svg:y="4.445cm" presentation:class="outline" presentation:placeholder="true">
        <draw:text-box/>
      </draw:frame>
      <presentation:notes style:page-layout-name="PM0">
        <draw:rect draw:style-name="gr7" draw:text-style-name="P5" draw:layer="backgroundobjects" svg:width="19.05cm" svg:height="25.4cm" svg:x="0cm" svg:y="0cm">
          <text:p/>
        </draw:rect>
        <draw:frame presentation:style-name="pr11" draw:text-style-name="P6" draw:layer="backgroundobjects" svg:width="8.255cm" svg:height="1.271cm" svg:x="-0.001cm" svg:y="0cm" presentation:class="header">
          <draw:text-box>
            <text:p text:style-name="P6"><text:span text:style-name="T2"><presentation:header/></text:span></text:p>
          </draw:text-box>
        </draw:frame>
        <draw:frame presentation:style-name="pr12" draw:text-style-name="P7" draw:layer="backgroundobjects" svg:width="8.255cm" svg:height="1.271cm" svg:x="10.794cm" svg:y="0cm" presentation:class="date-time">
          <draw:text-box>
            <text:p text:style-name="P7"><text:span text:style-name="T2"><presentation:date-time/></text:span></text:p>
          </draw:text-box>
        </draw:frame>
        <draw:page-thumbnail presentation:style-name="Title2-title" draw:layer="backgroundobjects" svg:width="12.7cm" svg:height="9.526cm" svg:x="3.175cm" svg:y="1.904cm" presentation:class="page"/>
        <draw:frame presentation:style-name="Title2-notes" draw:layer="backgroundobjects" svg:width="13.97cm" svg:height="11.431cm" svg:x="2.54cm" svg:y="12.065cm" presentation:class="notes" presentation:placeholder="true">
          <draw:text-box/>
        </draw:frame>
        <draw:frame presentation:style-name="pr13" draw:text-style-name="P6" draw:layer="backgroundobjects" svg:width="8.255cm" svg:height="1.271cm" svg:x="-0.001cm" svg:y="24.129cm" presentation:class="footer">
          <draw:text-box>
            <text:p text:style-name="P6"><text:span text:style-name="T2"><presentation:footer/></text:span></text:p>
          </draw:text-box>
        </draw:frame>
        <draw:frame presentation:style-name="pr14" draw:text-style-name="P7" draw:layer="backgroundobjects" svg:width="8.255cm" svg:height="1.271cm" svg:x="10.794cm" svg:y="24.129cm" presentation:class="page-number">
          <draw:text-box>
            <text:p text:style-name="P7"><text:span text:style-name="T2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9011</meta:generator>
    <meta:initial-creator>joep</meta:initial-creator>
    <meta:creation-date>2007-06-21T02:02:27</meta:creation-date>
    <dc:creator>joep</dc:creator>
    <dc:date>2007-06-21T03:41:54</dc:date>
    <dc:language>en-US</dc:language>
    <meta:editing-cycles>9</meta:editing-cycles>
    <meta:editing-duration>PT1H39M29S</meta:editing-duration>
    <meta:user-defined meta:name="Info 1"/>
    <meta:user-defined meta:name="Info 2"/>
    <meta:user-defined meta:name="Info 3"/>
    <meta:user-defined meta:name="Info 4"/>
    <meta:document-statistic meta:object-count="75"/>
  </office:meta>
</office:document-meta>
</file>